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8400000398F3D3AED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27.7cm" svg:height="18.655cm" draw:z-index="0"><draw:image xlink:href="Pictures/100000000000058400000398F3D3AEDA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8T16:11:33.518338997</meta:creation-date>
    <dc:date>2016-06-20T01:29:17.837390065</dc:date>
    <meta:editing-duration>PT5M18S</meta:editing-duration>
    <meta:editing-cycles>6</meta:editing-cycles>
    <meta:generator>LibreOffice/4.3.3.2$Linux_X86_64 LibreOffice_project/43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